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1cm" fo:min-width="4.504cm"/>
    </style:style>
    <style:style style:name="gr2" style:family="graphic" style:parent-style-name="standard">
      <style:graphic-properties draw:textarea-horizontal-align="justify" draw:textarea-vertical-align="middle" draw:auto-grow-height="false" fo:min-height="1.49cm" fo:min-width="4.50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31cm"/>
      <style:paragraph-properties style:writing-mode="lr-tb"/>
    </style:style>
    <style:style style:name="gr11" style:family="graphic" style:parent-style-name="standard">
      <style:graphic-properties draw:stroke="solid" svg:stroke-color="#ff860d" draw:fill="none" draw:fill-color="#ffffff" fo:min-height="0.671cm"/>
      <style:paragraph-properties style:writing-mode="lr-tb"/>
    </style:style>
    <style:style style:name="gr12" style:family="graphic" style:parent-style-name="standard">
      <style:graphic-properties draw:stroke="solid" svg:stroke-color="#ff860d" draw:fill="none" draw:fill-color="#ffffff" fo:min-height="0.67cm"/>
      <style:paragraph-properties style:writing-mode="lr-tb"/>
    </style:style>
    <style:style style:name="gr13" style:family="graphic" style:parent-style-name="standard">
      <style:graphic-properties draw:stroke="solid" svg:stroke-color="#ff860d" draw:fill="none" draw:fill-color="#ffffff" fo:min-height="0.599cm"/>
      <style:paragraph-properties style:writing-mode="lr-tb"/>
    </style:style>
    <style:style style:name="gr14" style:family="graphic" style:parent-style-name="standard">
      <style:graphic-properties draw:stroke="solid" svg:stroke-color="#ff860d" draw:fill="none" draw:fill-color="#ffffff" fo:min-height="0.475cm"/>
      <style:paragraph-properties style:writing-mode="lr-tb"/>
    </style:style>
    <style:style style:name="gr15" style:family="graphic" style:parent-style-name="standard">
      <style:graphic-properties draw:stroke="solid" svg:stroke-color="#ff860d" draw:fill="none" draw:fill-color="#ffffff" fo:min-height="0.5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ff860d" fo:font-size="14pt"/>
    </style:style>
    <style:style style:name="P6" style:family="paragraph">
      <loext:graphic-properties draw:fill="none" draw:fill-color="#ffffff"/>
      <style:paragraph-properties style:writing-mode="lr-tb"/>
      <style:text-properties fo:color="#ff860d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c9211e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860d" fo:font-size="14pt"/>
    </style:style>
    <style:style style:name="T5" style:family="text">
      <style:text-properties fo:color="#ff860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04cm" svg:height="1.741cm" svg:x="7.751cm" svg:y="1.5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2.608cm" svg:y="5.8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4cm" svg:height="1.74cm" svg:x="12.616cm" svg:y="14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12.616cm" svg:y="5.8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4cm" svg:height="1.74cm" svg:x="2.608cm" svg:y="14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2cm" svg:y="24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2cm" svg:y="19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2cm" svg:y="9.94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55cm" svg:y1="3.275cm" svg:x2="15.118cm" svg:y2="5.886cm">
          <text:p/>
        </draw:line>
        <draw:line draw:style-name="gr3" draw:text-style-name="P2" draw:layer="layout" svg:x1="12.616cm" svg:y1="9.948cm" svg:x2="15.257cm" svg:y2="7.627cm">
          <text:p/>
        </draw:line>
        <draw:line draw:style-name="gr3" draw:text-style-name="P2" draw:layer="layout" svg:x1="7.612cm" svg:y1="3.275cm" svg:x2="5.249cm" svg:y2="5.886cm">
          <text:p/>
        </draw:line>
        <draw:line draw:style-name="gr3" draw:text-style-name="P2" draw:layer="layout" svg:x1="7.612cm" svg:y1="9.948cm" svg:x2="4.971cm" svg:y2="7.627cm">
          <text:p/>
        </draw:line>
        <draw:line draw:style-name="gr3" draw:text-style-name="P2" draw:layer="layout" svg:x1="7.612cm" svg:y1="14.444cm" svg:x2="9.836cm" svg:y2="11.688cm">
          <text:p/>
        </draw:line>
        <draw:line draw:style-name="gr3" draw:text-style-name="P2" draw:layer="layout" svg:x1="12.616cm" svg:y1="14.444cm" svg:x2="9.975cm" svg:y2="11.688cm">
          <text:p/>
        </draw:line>
        <draw:line draw:style-name="gr3" draw:text-style-name="P2" draw:layer="layout" svg:x1="12.616cm" svg:y1="19.231cm" svg:x2="15.396cm" svg:y2="16.185cm">
          <text:p/>
        </draw:line>
        <draw:line draw:style-name="gr3" draw:text-style-name="P2" draw:layer="layout" svg:x1="7.612cm" svg:y1="19.231cm" svg:x2="4.832cm" svg:y2="16.185cm">
          <text:p/>
        </draw:line>
        <draw:line draw:style-name="gr3" draw:text-style-name="P2" draw:layer="layout" svg:x1="8.863cm" svg:y1="20.972cm" svg:x2="8.863cm" svg:y2="24.889cm">
          <text:p/>
        </draw:line>
        <draw:line draw:style-name="gr3" draw:text-style-name="P2" draw:layer="layout" svg:x1="7.612cm" svg:y1="15.361cm" svg:x2="12.616cm" svg:y2="15.361cm">
          <text:p/>
        </draw:line>
        <draw:frame draw:style-name="gr4" draw:text-style-name="P3" draw:layer="layout" svg:width="4.726cm" svg:height="1.911cm" svg:x="8.029cm" svg:y="1.509cm">
          <draw:text-box>
            <text:p text:style-name="P1"><text:span text:style-name="T1">Switch1</text:span></text:p>
            <text:p text:style-name="P1"><text:span text:style-name="T1">Priority: 4096</text:span></text:p>
            <text:p text:style-name="P1"><text:span text:style-name="T1">MAC: <text:s text:c="4"/>8F:92</text:span></text:p>
          </draw:text-box>
        </draw:frame>
        <draw:frame draw:style-name="gr4" draw:text-style-name="P3" draw:layer="layout" svg:width="4.726cm" svg:height="1.911cm" svg:x="7.704cm" svg:y="24.877cm">
          <draw:text-box>
            <text:p text:style-name="P1"><text:span text:style-name="T1">Switch8</text:span></text:p>
            <text:p text:style-name="P1"><text:span text:style-name="T1">Priority: 32768</text:span></text:p>
            <text:p text:style-name="P1"><text:span text:style-name="T1">MAC: <text:s text:c="4"/>A5:C3</text:span></text:p>
          </draw:text-box>
        </draw:frame>
        <draw:frame draw:style-name="gr5" draw:text-style-name="P3" draw:layer="layout" svg:width="4.726cm" svg:height="1.912cm" svg:x="7.731cm" svg:y="19.289cm">
          <draw:text-box>
            <text:p text:style-name="P1"><text:span text:style-name="T1">Switch7</text:span></text:p>
            <text:p text:style-name="P1"><text:span text:style-name="T1">Priority: 32768</text:span></text:p>
            <text:p text:style-name="P1"><text:span text:style-name="T1">MAC: <text:s text:c="4"/>2C:08</text:span></text:p>
          </draw:text-box>
        </draw:frame>
        <draw:frame draw:style-name="gr4" draw:text-style-name="P3" draw:layer="layout" svg:width="4.726cm" svg:height="1.911cm" svg:x="2.747cm" svg:y="14.42cm">
          <draw:text-box>
            <text:p text:style-name="P1"><text:span text:style-name="T1">Switch5</text:span></text:p>
            <text:p text:style-name="P1"><text:span text:style-name="T1">Priority: 4096</text:span></text:p>
            <text:p text:style-name="P1"><text:span text:style-name="T1">MAC: <text:s text:c="4"/>45:E9</text:span></text:p>
          </draw:text-box>
        </draw:frame>
        <draw:frame draw:style-name="gr4" draw:text-style-name="P3" draw:layer="layout" svg:width="4.726cm" svg:height="1.911cm" svg:x="12.894cm" svg:y="14.445cm">
          <draw:text-box>
            <text:p text:style-name="P1"><text:span text:style-name="T1">Switch6</text:span></text:p>
            <text:p text:style-name="P1"><text:span text:style-name="T1">Priority: 4096</text:span></text:p>
            <text:p text:style-name="P1"><text:span text:style-name="T1">MAC: <text:s text:c="4"/>73:B7</text:span></text:p>
          </draw:text-box>
        </draw:frame>
        <draw:frame draw:style-name="gr6" draw:text-style-name="P3" draw:layer="layout" svg:width="4.726cm" svg:height="1.91cm" svg:x="7.751cm" svg:y="9.948cm">
          <draw:text-box>
            <text:p text:style-name="P1"><text:span text:style-name="T1">Switch4</text:span></text:p>
            <text:p text:style-name="P1"><text:span text:style-name="T1">Priority: 32768</text:span></text:p>
            <text:p text:style-name="P1"><text:span text:style-name="T1">MAC: <text:s text:c="4"/>1A:25</text:span></text:p>
          </draw:text-box>
        </draw:frame>
        <draw:frame draw:style-name="gr4" draw:text-style-name="P3" draw:layer="layout" svg:width="4.726cm" svg:height="1.911cm" svg:x="12.894cm" svg:y="5.861cm">
          <draw:text-box>
            <text:p text:style-name="P1"><text:span text:style-name="T1">Switch3</text:span></text:p>
            <text:p text:style-name="P1"><text:span text:style-name="T1">Priority: 32768</text:span></text:p>
            <text:p text:style-name="P1"><text:span text:style-name="T1">MAC: <text:s text:c="4"/>7D:8E</text:span></text:p>
          </draw:text-box>
        </draw:frame>
        <draw:frame draw:style-name="gr4" draw:text-style-name="P3" draw:layer="layout" svg:width="4.726cm" svg:height="1.911cm" svg:x="2.886cm" svg:y="5.817cm">
          <draw:text-box>
            <text:p text:style-name="P1"><text:span text:style-name="T1">Switch2</text:span></text:p>
            <text:p text:style-name="P1"><text:span text:style-name="T1">Priority: 32768</text:span></text:p>
            <text:p text:style-name="P1"><text:span text:style-name="T1">MAC: <text:s text:c="4"/>3C:F9</text:span></text:p>
          </draw:text-box>
        </draw:frame>
        <draw:line draw:style-name="gr3" draw:text-style-name="P2" draw:layer="layout" svg:x1="11.365cm" svg:y1="20.972cm" svg:x2="11.365cm" svg:y2="24.889cm">
          <text:p/>
        </draw:line>
        <draw:frame draw:style-name="gr7" draw:text-style-name="P4" draw:layer="layout" svg:width="1.695cm" svg:height="1.039cm" svg:x="12.767cm" svg:y="2.779cm">
          <draw:text-box>
            <text:p><text:span text:style-name="T2">eth0/1</text:span></text:p>
            <text:p><text:span text:style-name="T3"/></text:p>
          </draw:text-box>
        </draw:frame>
        <draw:frame draw:style-name="gr7" draw:text-style-name="P4" draw:layer="layout" svg:width="1.569cm" svg:height="1.039cm" svg:x="8.067cm" svg:y="11.773cm">
          <draw:text-box>
            <text:p><text:span text:style-name="T2">eth0/4</text:span></text:p>
            <text:p><text:span text:style-name="T3"/></text:p>
          </draw:text-box>
        </draw:frame>
        <draw:frame draw:style-name="gr7" draw:text-style-name="P4" draw:layer="layout" svg:width="1.506cm" svg:height="1.039cm" svg:x="10.271cm" svg:y="11.646cm">
          <draw:text-box>
            <text:p><text:span text:style-name="T2">eth0/3</text:span></text:p>
            <text:p><text:span text:style-name="T3"/></text:p>
          </draw:text-box>
        </draw:frame>
        <draw:frame draw:style-name="gr7" draw:text-style-name="P4" draw:layer="layout" svg:width="1.554cm" svg:height="1.039cm" svg:x="11.287cm" svg:y="15.352cm">
          <draw:text-box>
            <text:p><text:span text:style-name="T2">eth0/2</text:span></text:p>
            <text:p><text:span text:style-name="T3"/></text:p>
          </draw:text-box>
        </draw:frame>
        <draw:frame draw:style-name="gr7" draw:text-style-name="P4" draw:layer="layout" svg:width="1.528cm" svg:height="1.039cm" svg:x="7.473cm" svg:y="15.315cm">
          <draw:text-box>
            <text:p><text:span text:style-name="T2">eth0/2</text:span></text:p>
            <text:p><text:span text:style-name="T3"/></text:p>
          </draw:text-box>
        </draw:frame>
        <draw:frame draw:style-name="gr7" draw:text-style-name="P4" draw:layer="layout" svg:width="1.616cm" svg:height="1.039cm" svg:x="12.43cm" svg:y="13.805cm">
          <draw:text-box>
            <text:p><text:span text:style-name="T2">eth0/1</text:span></text:p>
            <text:p><text:span text:style-name="T3"/></text:p>
          </draw:text-box>
        </draw:frame>
        <draw:frame draw:style-name="gr7" draw:text-style-name="P4" draw:layer="layout" svg:width="1.689cm" svg:height="1.039cm" svg:x="6.423cm" svg:y="13.828cm">
          <draw:text-box>
            <text:p><text:span text:style-name="T2">eth0/1</text:span></text:p>
            <text:p><text:span text:style-name="T3"/></text:p>
          </draw:text-box>
        </draw:frame>
        <draw:frame draw:style-name="gr8" draw:text-style-name="P4" draw:layer="layout" svg:width="1.639cm" svg:height="0.691cm" svg:x="3.425cm" svg:y="16.114cm">
          <draw:text-box>
            <text:p><text:span text:style-name="T2">eth0/3</text:span></text:p>
          </draw:text-box>
        </draw:frame>
        <draw:frame draw:style-name="gr9" draw:text-style-name="P4" draw:layer="layout" svg:width="1.586cm" svg:height="0.645cm" svg:x="7.477cm" svg:y="18.644cm">
          <draw:text-box>
            <text:p><text:span text:style-name="T2">eth0/4</text:span></text:p>
          </draw:text-box>
        </draw:frame>
        <draw:frame draw:style-name="gr9" draw:text-style-name="P4" draw:layer="layout" svg:width="1.719cm" svg:height="0.645cm" svg:x="11.414cm" svg:y="18.654cm">
          <draw:text-box>
            <text:p><text:span text:style-name="T2">eth0/1</text:span></text:p>
          </draw:text-box>
        </draw:frame>
        <draw:frame draw:style-name="gr9" draw:text-style-name="P4" draw:layer="layout" svg:width="1.7cm" svg:height="0.645cm" svg:x="11.365cm" svg:y="21.076cm">
          <draw:text-box>
            <text:p><text:span text:style-name="T2">eth0/2</text:span></text:p>
          </draw:text-box>
        </draw:frame>
        <draw:frame draw:style-name="gr9" draw:text-style-name="P4" draw:layer="layout" svg:width="1.617cm" svg:height="0.645cm" svg:x="7.384cm" svg:y="21.057cm">
          <draw:text-box>
            <text:p><text:span text:style-name="T2">eth0/3</text:span></text:p>
          </draw:text-box>
        </draw:frame>
        <draw:frame draw:style-name="gr10" draw:text-style-name="P4" draw:layer="layout" svg:width="1.617cm" svg:height="0.681cm" svg:x="7.384cm" svg:y="24.242cm">
          <draw:text-box>
            <text:p><text:span text:style-name="T2">eth0/2</text:span></text:p>
          </draw:text-box>
        </draw:frame>
        <draw:frame draw:style-name="gr9" draw:text-style-name="P4" draw:layer="layout" svg:width="1.712cm" svg:height="0.645cm" svg:x="11.226cm" svg:y="24.242cm">
          <draw:text-box>
            <text:p><text:span text:style-name="T2">eth0/1</text:span></text:p>
          </draw:text-box>
        </draw:frame>
        <draw:frame draw:style-name="gr7" draw:text-style-name="P4" draw:layer="layout" svg:width="1.618cm" svg:height="1.039cm" svg:x="15.257cm" svg:y="16.185cm">
          <draw:text-box>
            <text:p><text:span text:style-name="T2">eth0/3</text:span></text:p>
            <text:p><text:span text:style-name="T3"/></text:p>
          </draw:text-box>
        </draw:frame>
        <draw:frame draw:style-name="gr7" draw:text-style-name="P4" draw:layer="layout" svg:width="1.736cm" svg:height="1.039cm" svg:x="11.329cm" svg:y="9.36cm">
          <draw:text-box>
            <text:p><text:span text:style-name="T2">eth0/2</text:span></text:p>
            <text:p><text:span text:style-name="T3"/></text:p>
          </draw:text-box>
        </draw:frame>
        <draw:frame draw:style-name="gr7" draw:text-style-name="P4" draw:layer="layout" svg:width="1.782cm" svg:height="1.039cm" svg:x="7.346cm" svg:y="9.383cm">
          <draw:text-box>
            <text:p><text:span text:style-name="T2">eth0/1</text:span></text:p>
            <text:p><text:span text:style-name="T3"/></text:p>
          </draw:text-box>
        </draw:frame>
        <draw:frame draw:style-name="gr7" draw:text-style-name="P4" draw:layer="layout" svg:width="1.778cm" svg:height="1.039cm" svg:x="5.191cm" svg:y="7.605cm">
          <draw:text-box>
            <text:p><text:span text:style-name="T2">eth0/2</text:span></text:p>
            <text:p><text:span text:style-name="T3"/></text:p>
          </draw:text-box>
        </draw:frame>
        <draw:frame draw:style-name="gr7" draw:text-style-name="P4" draw:layer="layout" svg:width="1.651cm" svg:height="1.039cm" svg:x="3.921cm" svg:y="5.296cm">
          <draw:text-box>
            <text:p><text:span text:style-name="T2">eth0/1</text:span></text:p>
            <text:p><text:span text:style-name="T3"/></text:p>
          </draw:text-box>
        </draw:frame>
        <draw:frame draw:style-name="gr7" draw:text-style-name="P4" draw:layer="layout" svg:width="1.524cm" svg:height="1.039cm" svg:x="6.334cm" svg:y="2.883cm">
          <draw:text-box>
            <text:p><text:span text:style-name="T2">eth0/2</text:span></text:p>
            <text:p><text:span text:style-name="T3"/></text:p>
          </draw:text-box>
        </draw:frame>
        <draw:frame draw:style-name="gr7" draw:text-style-name="P4" draw:layer="layout" svg:width="1.63cm" svg:height="1.039cm" svg:x="14.864cm" svg:y="5.192cm">
          <draw:text-box>
            <text:p><text:span text:style-name="T2">eth0/1</text:span></text:p>
            <text:p><text:span text:style-name="T3"/></text:p>
          </draw:text-box>
        </draw:frame>
        <draw:frame draw:style-name="gr7" draw:text-style-name="P4" draw:layer="layout" svg:width="1.515cm" svg:height="1.039cm" svg:x="14.843cm" svg:y="7.582cm">
          <draw:text-box>
            <text:p><text:span text:style-name="T2">eth0/2</text:span></text:p>
            <text:p><text:span text:style-name="T3"/></text:p>
          </draw:text-box>
        </draw:frame>
        <draw:frame draw:style-name="gr11" draw:text-style-name="P5" draw:layer="layout" svg:width="2.224cm" svg:height="0.921cm" svg:x="6.778cm" svg:y="4.29cm">
          <draw:text-box>
            <text:p><text:span text:style-name="T4">1Gbps</text:span></text:p>
          </draw:text-box>
        </draw:frame>
        <draw:frame draw:style-name="gr11" draw:text-style-name="P5" draw:layer="layout" svg:width="2.224cm" svg:height="0.921cm" svg:x="11.504cm" svg:y="4.29cm">
          <draw:text-box>
            <text:p><text:span text:style-name="T4">1Gbps</text:span></text:p>
          </draw:text-box>
        </draw:frame>
        <draw:frame draw:style-name="gr11" draw:text-style-name="P5" draw:layer="layout" svg:width="2.224cm" svg:height="0.921cm" svg:x="11.643cm" svg:y="22.568cm">
          <draw:text-box>
            <text:p><text:span text:style-name="T4">1Gbps</text:span></text:p>
          </draw:text-box>
        </draw:frame>
        <draw:frame draw:style-name="gr11" draw:text-style-name="P5" draw:layer="layout" svg:width="2.224cm" svg:height="0.921cm" svg:x="6.361cm" svg:y="22.518cm">
          <draw:text-box>
            <text:p><text:span text:style-name="T4">1Gbps</text:span></text:p>
          </draw:text-box>
        </draw:frame>
        <draw:frame draw:style-name="gr12" draw:text-style-name="P5" draw:layer="layout" svg:width="2.224cm" svg:height="0.92cm" svg:x="11.504cm" svg:y="17.056cm">
          <draw:text-box>
            <text:p><text:span text:style-name="T4">1Gbps</text:span></text:p>
          </draw:text-box>
        </draw:frame>
        <draw:frame draw:style-name="gr12" draw:text-style-name="P5" draw:layer="layout" svg:width="2.224cm" svg:height="0.92cm" svg:x="6.639cm" svg:y="17.056cm">
          <draw:text-box>
            <text:p><text:span text:style-name="T4">1Gbps</text:span></text:p>
          </draw:text-box>
        </draw:frame>
        <draw:frame draw:style-name="gr13" draw:text-style-name="P5" draw:layer="layout" svg:width="2.678cm" svg:height="0.849cm" svg:x="8.874cm" svg:y="14.336cm">
          <draw:text-box>
            <text:p><text:span text:style-name="T4">622Mbps</text:span></text:p>
          </draw:text-box>
        </draw:frame>
        <draw:frame draw:style-name="gr14" draw:text-style-name="P6" draw:layer="layout" svg:width="2.286cm" svg:height="0.725cm" svg:x="11.414cm" svg:y="12.558cm">
          <draw:text-box>
            <text:p><text:span text:style-name="T5">100Mbps</text:span></text:p>
          </draw:text-box>
        </draw:frame>
        <draw:frame draw:style-name="gr12" draw:text-style-name="P5" draw:layer="layout" svg:width="2.224cm" svg:height="0.92cm" svg:x="6.083cm" svg:y="12.704cm">
          <draw:text-box>
            <text:p><text:span text:style-name="T4">1Gbps</text:span></text:p>
          </draw:text-box>
        </draw:frame>
        <draw:frame draw:style-name="gr15" draw:text-style-name="P5" draw:layer="layout" svg:width="2.778cm" svg:height="0.814cm" svg:x="13.589cm" svg:y="9.077cm">
          <draw:text-box>
            <text:p><text:span text:style-name="T4">100Mbps</text:span></text:p>
          </draw:text-box>
        </draw:frame>
        <draw:frame draw:style-name="gr12" draw:text-style-name="P5" draw:layer="layout" svg:width="2.224cm" svg:height="0.92cm" svg:x="4.415cm" svg:y="9.223cm">
          <draw:text-box>
            <text:p><text:span text:style-name="T4">1Gbp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4T19:26:28.627000000</meta:creation-date>
    <dc:date>2020-10-14T19:26:56.363000000</dc:date>
    <meta:editing-duration>PT27S</meta:editing-duration>
    <meta:editing-cycles>1</meta:editing-cycles>
    <meta:generator>LibreOffice/6.4.2.2$Windows_X86_64 LibreOffice_project/4e471d8c02c9c90f512f7f9ead8875b57fcb1ec3</meta:generator>
    <meta:document-statistic meta:object-count="60"/>
  </office:meta>
</office:document-meta>
</file>